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A0000011EE08EA8AB.png" manifest:media-type="image/png"/>
  <manifest:file-entry manifest:full-path="Pictures/100000000000015D0000014CC63010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redeterminado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8.603cm" svg:height="8.183cm" svg:x="11.397cm" svg:y="3cm">
          <draw:image xlink:href="Pictures/100000000000015D0000014CC63010B5.png" xlink:type="simple" xlink:show="embed" xlink:actuate="onLoad" draw:mime-type="image/png">
            <text:p/>
          </draw:image>
        </draw:frame>
        <draw:frame draw:style-name="gr1" draw:text-style-name="P1" draw:layer="layout" svg:width="6.19cm" svg:height="7.566cm" svg:x="5cm" svg:y="3.5cm">
          <draw:image xlink:href="Pictures/10000000000000EA0000011EE08EA8A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7T12:25:24.495524402</meta:creation-date>
    <dc:date>2026-03-17T12:26:26.429774505</dc:date>
    <meta:editing-duration>PT1M3S</meta:editing-duration>
    <meta:editing-cycles>1</meta:editing-cycles>
    <meta:document-statistic meta:object-count="25"/>
    <meta:generator>LibreOffice/25.2.5.2$Linux_X86_64 LibreOffice_project/03d19516eb2e1dd5d4ccd751a0d6f35f35e08022</meta:generator>
  </office:meta>
</office:document-meta>
</file>